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zeitung" svg:font-family="zeitung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729fcf" loext:opacity="100%" style:font-name="Liberation Mono" fo:font-size="14pt" officeooo:paragraph-rsid="00184ebc" style:font-size-asian="14pt" style:font-size-complex="14pt"/>
    </style:style>
    <style:style style:name="P2" style:family="paragraph" style:parent-style-name="Standard">
      <style:text-properties fo:color="#729fcf" loext:opacity="100%" style:font-name="Liberation Mono" fo:font-size="14pt" officeooo:rsid="00184ebc" officeooo:paragraph-rsid="00184ebc" style:font-size-asian="14pt" style:font-size-complex="14pt"/>
    </style:style>
    <style:style style:name="P3" style:family="paragraph" style:parent-style-name="Standard">
      <style:text-properties fo:color="#000000" loext:opacity="100%" style:font-name="Liberation Mono" fo:font-size="8pt" officeooo:rsid="00184ebc" officeooo:paragraph-rsid="00184ebc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729fcf" loext:opacity="100%" style:font-name="Liberation Mono" fo:font-size="16pt" officeooo:paragraph-rsid="00185a3b" fo:background-color="transparen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729fcf" loext:opacity="100%" style:font-name="Liberation Mono" fo:font-size="14pt" fo:font-weight="normal" officeooo:paragraph-rsid="00185a3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Mono" fo:font-size="8pt" fo:font-weight="normal" officeooo:rsid="00185a3b" officeooo:paragraph-rsid="00185a3b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Mono" fo:font-size="8pt" officeooo:rsid="00185a3b" officeooo:paragraph-rsid="00185a3b" style:font-size-asian="8pt" style:font-size-complex="8pt"/>
    </style:style>
    <style:style style:name="T1" style:family="text">
      <style:text-properties officeooo:rsid="00184ebc"/>
    </style:style>
    <style:style style:name="T2" style:family="text">
      <style:text-properties fo:font-variant="normal" fo:text-transform="none" fo:letter-spacing="normal" fo:font-style="normal" fo:font-weight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ésultats de l’étude du dataset </text:span><text:span text:style-name="T2">Paris 2024 Olympic Games Track &amp; Field Results</text:span></text:p>
      <text:p text:style-name="P2"/>
      <text:p text:style-name="P3">L’étude portera sur les résultats de l’épreuve finale du 20km marche.</text:p>
      <text:p text:style-name="P3"/>
      <text:p text:style-name="P3">Les observations :</text:p>
      <text:p text:style-name="P3"/>
      <text:p text:style-name="P3">Le temps moyen des hommes en finale du 20km marche est de 4927.804347826087 secondes</text:p>
      <text:p text:style-name="P3">Le temps moyen des femmes en finale du 20km marche est de 5532.441860465116 secondes</text:p>
      <text:p text:style-name="P3"/>
      <text:p text:style-name="P3">Il y a une différence entre les temps moyens des hommes et des femmes d’environ 12%</text:p>
      <text:p text:style-name="P3"/>
      <text:p text:style-name="P3">La médiane pour les hommes est de 4898 secondes</text:p>
      <text:p text:style-name="P3">La médiane pour les femmes est de 5493 secondes</text:p>
      <text:p text:style-name="P3"/>
      <text:p text:style-name="P3">Il y a une différence entre les médianes des hommes et des femmes d’environ 12%</text:p>
      <text:p text:style-name="P3"/>
      <text:p text:style-name="P3">Le mode pour les hommes est de 4796 secondes avec 3 occurrences</text:p>
      <text:p text:style-name="P3">Le mode pour les femmes est de 5395 secondes avec 2 occurrences</text:p>
      <text:p text:style-name="P3"/>
      <text:p text:style-name="P3">Le mode donne peu d’informations dans ce type de mesures</text:p>
      <text:p text:style-name="P3"/>
      <text:p text:style-name="P3">La variance pour les hommes est de 24189.538647342997</text:p>
      <text:p text:style-name="P3">La variance pour les femmes est de 66538.15725359911</text:p>
      <text:p text:style-name="P3"/>
      <text:p text:style-name="P3">La variance est significativement supérieure pour les femmes</text:p>
      <text:p text:style-name="P3"/>
      <text:p text:style-name="P3">L'écart-type pour les hommes est de 155.52986416551323</text:p>
      <text:p text:style-name="P3">L'écart-type pour les femmes est de 257.9499122961648</text:p>
      <text:p text:style-name="P3"/>
      <text:p text:style-name="P3">L’écart type est très supérieur pour les femmes<text:line-break/><text:line-break/>Les observations sur l’écart type presque 2 fois supérieur, comparées aux moyennes/medianes seulement 12% supérieures, laisse à penser qu’il y a des résulats moins uniforméments répartis chez les femmes sur cette épreuve.</text:p>
      <text:p text:style-name="P3"/>
      <text:p text:style-name="P3"/>
      <text:p text:style-name="P4">Résultats de l’étude du dataset <text:span text:style-name="T2">Mental Health Dataset</text:span></text:p>
      <text:p text:style-name="P5"><text:span text:style-name="T3"/></text:p>
      <text:p text:style-name="P6"><text:span text:style-name="T3">Pour l’étude de corrélation je me suis basé sur le dataset Mental health en cherchant une correspondance entre temps passé a l’intérieur et changements d’humeurs</text:span></text:p>
      <text:p text:style-name="P6"><text:span text:style-name="T3"/></text:p>
      <text:p text:style-name="P7"><text:span text:style-name="T4">On obtient une corrélation négative -0.0162621636997566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zeitung" svg:font-family="zeitung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05:09.303849736</meta:creation-date>
    <dc:date>2025-04-23T15:29:14.860381354</dc:date>
    <meta:editing-duration>PT13M49S</meta:editing-duration>
    <meta:editing-cycles>2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1" meta:word-count="255" meta:character-count="1584" meta:non-whitespace-character-count="1349"/>
  </office:meta>
</office:document-meta>
</file>